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Instanc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/citybike-n10</text:p>
          </table:table-cell>
          <table:table-cell office:value-type="float" office:value="0.3">
            <text:p>0.3</text:p>
          </table:table-cell>
          <table:table-cell office:value-type="float" office:value="0.0">
            <text:p>0.0</text:p>
          </table:table-cell>
          <table:table-cell office:value-type="float" office:value="0.26">
            <text:p>0.26</text:p>
          </table:table-cell>
          <table:table-cell office:value-type="float" office:value="0.0">
            <text:p>0.0</text:p>
          </table:table-cell>
          <table:table-cell office:value-type="float" office:value="0.32">
            <text:p>0.32</text:p>
          </table:table-cell>
          <table:table-cell office:value-type="float" office:value="0.0">
            <text:p>0.0</text:p>
          </table:table-cell>
          <table:table-cell office:value-type="float" office:value="1.14">
            <text:p>1.14</text:p>
          </table:table-cell>
          <table:table-cell office:value-type="float" office:value="0.0">
            <text:p>0.0</text:p>
          </table:table-cell>
          <table:table-cell table:formula="of:=MIN([.$B3];[.$D3];[.$F3];[.$H3])"/>
          <table:table-cell table:formula="of:=MIN([.$C3];[.$E3];[.$G3];[.$I3])"/>
          <table:table-cell table:formula="of:=MEDIAN([.$B3];[.$D3];[.$F3];[.$H3])"/>
          <table:table-cell table:formula="of:=MEDIAN([.$C3];[.$E3];[.$G3];[.$I3])"/>
          <table:table-cell table:formula="of:=MAX([.$B3];[.$D3];[.$F3];[.$H3])"/>
          <table:table-cell table:formula="of:=MAX([.$C3];[.$E3];[.$G3];[.$I3])"/>
        </table:table-row>
        <table:table-row>
          <table:table-cell office:value-type="string">
            <text:p>./citybike-n100</text:p>
          </table:table-cell>
          <table:table-cell office:value-type="float" office:value="6.46" table:style-name="cellBest">
            <text:p>6.46</text:p>
          </table:table-cell>
          <table:table-cell office:value-type="float" office:value="0.0">
            <text:p>0.0</text:p>
          </table:table-cell>
          <table:table-cell office:value-type="float" office:value="10.9">
            <text:p>10.9</text:p>
          </table:table-cell>
          <table:table-cell office:value-type="float" office:value="0.0">
            <text:p>0.0</text:p>
          </table:table-cell>
          <table:table-cell office:value-type="float" office:value="6.59">
            <text:p>6.59</text:p>
          </table:table-cell>
          <table:table-cell office:value-type="float" office:value="0.0">
            <text:p>0.0</text:p>
          </table:table-cell>
          <table:table-cell office:value-type="float" office:value="17.53" table:style-name="cellWorst">
            <text:p>17.53</text:p>
          </table:table-cell>
          <table:table-cell office:value-type="float" office:value="0.0">
            <text:p>0.0</text:p>
          </table:table-cell>
          <table:table-cell table:formula="of:=MIN([.$B4];[.$D4];[.$F4];[.$H4])"/>
          <table:table-cell table:formula="of:=MIN([.$C4];[.$E4];[.$G4];[.$I4])"/>
          <table:table-cell table:formula="of:=MEDIAN([.$B4];[.$D4];[.$F4];[.$H4])"/>
          <table:table-cell table:formula="of:=MEDIAN([.$C4];[.$E4];[.$G4];[.$I4])"/>
          <table:table-cell table:formula="of:=MAX([.$B4];[.$D4];[.$F4];[.$H4])"/>
          <table:table-cell table:formula="of:=MAX([.$C4];[.$E4];[.$G4];[.$I4])"/>
        </table:table-row>
        <table:table-row>
          <table:table-cell office:value-type="string">
            <text:p>./citybike-n110</text:p>
          </table:table-cell>
          <table:table-cell office:value-type="float" office:value="6.72">
            <text:p>6.72</text:p>
          </table:table-cell>
          <table:table-cell office:value-type="float" office:value="0.0">
            <text:p>0.0</text:p>
          </table:table-cell>
          <table:table-cell office:value-type="float" office:value="16.93">
            <text:p>16.93</text:p>
          </table:table-cell>
          <table:table-cell office:value-type="float" office:value="0.0">
            <text:p>0.0</text:p>
          </table:table-cell>
          <table:table-cell office:value-type="float" office:value="6.48" table:style-name="cellBest">
            <text:p>6.48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table:formula="of:=MIN([.$B5];[.$D5];[.$F5];[.$H5])"/>
          <table:table-cell table:formula="of:=MIN([.$C5];[.$E5];[.$G5];[.$I5])"/>
          <table:table-cell table:formula="of:=MEDIAN([.$B5];[.$D5];[.$F5];[.$H5])"/>
          <table:table-cell table:formula="of:=MEDIAN([.$C5];[.$E5];[.$G5];[.$I5])"/>
          <table:table-cell table:formula="of:=MAX([.$B5];[.$D5];[.$F5];[.$H5])"/>
          <table:table-cell table:formula="of:=MAX([.$C5];[.$E5];[.$G5];[.$I5])"/>
        </table:table-row>
        <table:table-row>
          <table:table-cell office:value-type="string">
            <text:p>./citybike-n120</text:p>
          </table:table-cell>
          <table:table-cell office:value-type="float" office:value="7.62" table:style-name="cellBest">
            <text:p>7.62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9.59">
            <text:p>9.59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table:formula="of:=MIN([.$B6];[.$D6];[.$F6];[.$H6])"/>
          <table:table-cell table:formula="of:=MIN([.$C6];[.$E6];[.$G6];[.$I6])"/>
          <table:table-cell table:formula="of:=MEDIAN([.$B6];[.$D6];[.$F6];[.$H6])"/>
          <table:table-cell table:formula="of:=MEDIAN([.$C6];[.$E6];[.$G6];[.$I6])"/>
          <table:table-cell table:formula="of:=MAX([.$B6];[.$D6];[.$F6];[.$H6])"/>
          <table:table-cell table:formula="of:=MAX([.$C6];[.$E6];[.$G6];[.$I6])"/>
        </table:table-row>
        <table:table-row>
          <table:table-cell office:value-type="string">
            <text:p>./citybike-n130</text:p>
          </table:table-cell>
          <table:table-cell office:value-type="float" office:value="12.67">
            <text:p>12.67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10.6" table:style-name="cellBest">
            <text:p>10.6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table:formula="of:=MIN([.$B7];[.$D7];[.$F7];[.$H7])"/>
          <table:table-cell table:formula="of:=MIN([.$C7];[.$E7];[.$G7];[.$I7])"/>
          <table:table-cell table:formula="of:=MEDIAN([.$B7];[.$D7];[.$F7];[.$H7])"/>
          <table:table-cell table:formula="of:=MEDIAN([.$C7];[.$E7];[.$G7];[.$I7])"/>
          <table:table-cell table:formula="of:=MAX([.$B7];[.$D7];[.$F7];[.$H7])"/>
          <table:table-cell table:formula="of:=MAX([.$C7];[.$E7];[.$G7];[.$I7])"/>
        </table:table-row>
        <table:table-row>
          <table:table-cell office:value-type="string">
            <text:p>./citybike-n140</text:p>
          </table:table-cell>
          <table:table-cell office:value-type="float" office:value="13.96" table:style-name="cellBest">
            <text:p>13.96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15.13">
            <text:p>15.13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table:formula="of:=MIN([.$B8];[.$D8];[.$F8];[.$H8])"/>
          <table:table-cell table:formula="of:=MIN([.$C8];[.$E8];[.$G8];[.$I8])"/>
          <table:table-cell table:formula="of:=MEDIAN([.$B8];[.$D8];[.$F8];[.$H8])"/>
          <table:table-cell table:formula="of:=MEDIAN([.$C8];[.$E8];[.$G8];[.$I8])"/>
          <table:table-cell table:formula="of:=MAX([.$B8];[.$D8];[.$F8];[.$H8])"/>
          <table:table-cell table:formula="of:=MAX([.$C8];[.$E8];[.$G8];[.$I8])"/>
        </table:table-row>
        <table:table-row>
          <table:table-cell office:value-type="string">
            <text:p>./citybike-n150</text:p>
          </table:table-cell>
          <table:table-cell office:value-type="float" office:value="11.72" table:style-name="cellBest">
            <text:p>11.72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13.28">
            <text:p>13.28</text:p>
          </table:table-cell>
          <table:table-cell office:value-type="float" office:value="0.0" table:style-name="cellBest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table:formula="of:=MIN([.$B9];[.$D9];[.$F9];[.$H9])"/>
          <table:table-cell table:formula="of:=MIN([.$C9];[.$E9];[.$G9];[.$I9])"/>
          <table:table-cell table:formula="of:=MEDIAN([.$B9];[.$D9];[.$F9];[.$H9])"/>
          <table:table-cell table:formula="of:=MEDIAN([.$C9];[.$E9];[.$G9];[.$I9])"/>
          <table:table-cell table:formula="of:=MAX([.$B9];[.$D9];[.$F9];[.$H9])"/>
          <table:table-cell table:formula="of:=MAX([.$C9];[.$E9];[.$G9];[.$I9])"/>
        </table:table-row>
        <table:table-row>
          <table:table-cell office:value-type="string">
            <text:p>./citybike-n20</text:p>
          </table:table-cell>
          <table:table-cell office:value-type="float" office:value="0.47">
            <text:p>0.47</text:p>
          </table:table-cell>
          <table:table-cell office:value-type="float" office:value="0.0">
            <text:p>0.0</text:p>
          </table:table-cell>
          <table:table-cell office:value-type="float" office:value="0.68">
            <text:p>0.68</text:p>
          </table:table-cell>
          <table:table-cell office:value-type="float" office:value="0.0">
            <text:p>0.0</text:p>
          </table:table-cell>
          <table:table-cell office:value-type="float" office:value="0.45" table:style-name="cellBest">
            <text:p>0.45</text:p>
          </table:table-cell>
          <table:table-cell office:value-type="float" office:value="0.0">
            <text:p>0.0</text:p>
          </table:table-cell>
          <table:table-cell office:value-type="float" office:value="2.55">
            <text:p>2.55</text:p>
          </table:table-cell>
          <table:table-cell office:value-type="float" office:value="0.0">
            <text:p>0.0</text:p>
          </table:table-cell>
          <table:table-cell table:formula="of:=MIN([.$B10];[.$D10];[.$F10];[.$H10])"/>
          <table:table-cell table:formula="of:=MIN([.$C10];[.$E10];[.$G10];[.$I10])"/>
          <table:table-cell table:formula="of:=MEDIAN([.$B10];[.$D10];[.$F10];[.$H10])"/>
          <table:table-cell table:formula="of:=MEDIAN([.$C10];[.$E10];[.$G10];[.$I10])"/>
          <table:table-cell table:formula="of:=MAX([.$B10];[.$D10];[.$F10];[.$H10])"/>
          <table:table-cell table:formula="of:=MAX([.$C10];[.$E10];[.$G10];[.$I10])"/>
        </table:table-row>
        <table:table-row>
          <table:table-cell office:value-type="string">
            <text:p>./citybike-n30</text:p>
          </table:table-cell>
          <table:table-cell office:value-type="float" office:value="0.72" table:style-name="cellBest">
            <text:p>0.72</text:p>
          </table:table-cell>
          <table:table-cell office:value-type="float" office:value="0.0">
            <text:p>0.0</text:p>
          </table:table-cell>
          <table:table-cell office:value-type="float" office:value="0.91">
            <text:p>0.91</text:p>
          </table:table-cell>
          <table:table-cell office:value-type="float" office:value="0.0">
            <text:p>0.0</text:p>
          </table:table-cell>
          <table:table-cell office:value-type="float" office:value="0.78">
            <text:p>0.78</text:p>
          </table:table-cell>
          <table:table-cell office:value-type="float" office:value="0.0">
            <text:p>0.0</text:p>
          </table:table-cell>
          <table:table-cell office:value-type="float" office:value="3.53" table:style-name="cellWorst">
            <text:p>3.53</text:p>
          </table:table-cell>
          <table:table-cell office:value-type="float" office:value="0.0">
            <text:p>0.0</text:p>
          </table:table-cell>
          <table:table-cell table:formula="of:=MIN([.$B11];[.$D11];[.$F11];[.$H11])"/>
          <table:table-cell table:formula="of:=MIN([.$C11];[.$E11];[.$G11];[.$I11])"/>
          <table:table-cell table:formula="of:=MEDIAN([.$B11];[.$D11];[.$F11];[.$H11])"/>
          <table:table-cell table:formula="of:=MEDIAN([.$C11];[.$E11];[.$G11];[.$I11])"/>
          <table:table-cell table:formula="of:=MAX([.$B11];[.$D11];[.$F11];[.$H11])"/>
          <table:table-cell table:formula="of:=MAX([.$C11];[.$E11];[.$G11];[.$I11])"/>
        </table:table-row>
        <table:table-row>
          <table:table-cell office:value-type="string">
            <text:p>./citybike-n40</text:p>
          </table:table-cell>
          <table:table-cell office:value-type="float" office:value="1.35">
            <text:p>1.35</text:p>
          </table:table-cell>
          <table:table-cell office:value-type="float" office:value="0.0">
            <text:p>0.0</text:p>
          </table:table-cell>
          <table:table-cell office:value-type="float" office:value="1.3" table:style-name="cellBest">
            <text:p>1.3</text:p>
          </table:table-cell>
          <table:table-cell office:value-type="float" office:value="0.0">
            <text:p>0.0</text:p>
          </table:table-cell>
          <table:table-cell office:value-type="float" office:value="1.37">
            <text:p>1.37</text:p>
          </table:table-cell>
          <table:table-cell office:value-type="float" office:value="0.0">
            <text:p>0.0</text:p>
          </table:table-cell>
          <table:table-cell office:value-type="float" office:value="5.8" table:style-name="cellWorst">
            <text:p>5.8</text:p>
          </table:table-cell>
          <table:table-cell office:value-type="float" office:value="0.0">
            <text:p>0.0</text:p>
          </table:table-cell>
          <table:table-cell table:formula="of:=MIN([.$B12];[.$D12];[.$F12];[.$H12])"/>
          <table:table-cell table:formula="of:=MIN([.$C12];[.$E12];[.$G12];[.$I12])"/>
          <table:table-cell table:formula="of:=MEDIAN([.$B12];[.$D12];[.$F12];[.$H12])"/>
          <table:table-cell table:formula="of:=MEDIAN([.$C12];[.$E12];[.$G12];[.$I12])"/>
          <table:table-cell table:formula="of:=MAX([.$B12];[.$D12];[.$F12];[.$H12])"/>
          <table:table-cell table:formula="of:=MAX([.$C12];[.$E12];[.$G12];[.$I12])"/>
        </table:table-row>
        <table:table-row>
          <table:table-cell office:value-type="string">
            <text:p>./citybike-n50</text:p>
          </table:table-cell>
          <table:table-cell office:value-type="float" office:value="2.17">
            <text:p>2.17</text:p>
          </table:table-cell>
          <table:table-cell office:value-type="float" office:value="0.0">
            <text:p>0.0</text:p>
          </table:table-cell>
          <table:table-cell office:value-type="float" office:value="2.21">
            <text:p>2.21</text:p>
          </table:table-cell>
          <table:table-cell office:value-type="float" office:value="0.0">
            <text:p>0.0</text:p>
          </table:table-cell>
          <table:table-cell office:value-type="float" office:value="2.0" table:style-name="cellBest">
            <text:p>2.0</text:p>
          </table:table-cell>
          <table:table-cell office:value-type="float" office:value="0.0">
            <text:p>0.0</text:p>
          </table:table-cell>
          <table:table-cell office:value-type="float" office:value="8.22" table:style-name="cellWorst">
            <text:p>8.22</text:p>
          </table:table-cell>
          <table:table-cell office:value-type="float" office:value="0.0">
            <text:p>0.0</text:p>
          </table:table-cell>
          <table:table-cell table:formula="of:=MIN([.$B13];[.$D13];[.$F13];[.$H13])"/>
          <table:table-cell table:formula="of:=MIN([.$C13];[.$E13];[.$G13];[.$I13])"/>
          <table:table-cell table:formula="of:=MEDIAN([.$B13];[.$D13];[.$F13];[.$H13])"/>
          <table:table-cell table:formula="of:=MEDIAN([.$C13];[.$E13];[.$G13];[.$I13])"/>
          <table:table-cell table:formula="of:=MAX([.$B13];[.$D13];[.$F13];[.$H13])"/>
          <table:table-cell table:formula="of:=MAX([.$C13];[.$E13];[.$G13];[.$I13])"/>
        </table:table-row>
        <table:table-row>
          <table:table-cell office:value-type="string">
            <text:p>./citybike-n60</text:p>
          </table:table-cell>
          <table:table-cell office:value-type="float" office:value="2.27" table:style-name="cellBest">
            <text:p>2.27</text:p>
          </table:table-cell>
          <table:table-cell office:value-type="float" office:value="0.0">
            <text:p>0.0</text:p>
          </table:table-cell>
          <table:table-cell office:value-type="float" office:value="3.68">
            <text:p>3.68</text:p>
          </table:table-cell>
          <table:table-cell office:value-type="float" office:value="0.0">
            <text:p>0.0</text:p>
          </table:table-cell>
          <table:table-cell office:value-type="float" office:value="2.69">
            <text:p>2.69</text:p>
          </table:table-cell>
          <table:table-cell office:value-type="float" office:value="0.0">
            <text:p>0.0</text:p>
          </table:table-cell>
          <table:table-cell office:value-type="float" office:value="8.1" table:style-name="cellWorst">
            <text:p>8.1</text:p>
          </table:table-cell>
          <table:table-cell office:value-type="float" office:value="0.0">
            <text:p>0.0</text:p>
          </table:table-cell>
          <table:table-cell table:formula="of:=MIN([.$B14];[.$D14];[.$F14];[.$H14])"/>
          <table:table-cell table:formula="of:=MIN([.$C14];[.$E14];[.$G14];[.$I14])"/>
          <table:table-cell table:formula="of:=MEDIAN([.$B14];[.$D14];[.$F14];[.$H14])"/>
          <table:table-cell table:formula="of:=MEDIAN([.$C14];[.$E14];[.$G14];[.$I14])"/>
          <table:table-cell table:formula="of:=MAX([.$B14];[.$D14];[.$F14];[.$H14])"/>
          <table:table-cell table:formula="of:=MAX([.$C14];[.$E14];[.$G14];[.$I14])"/>
        </table:table-row>
        <table:table-row>
          <table:table-cell office:value-type="string">
            <text:p>./citybike-n70</text:p>
          </table:table-cell>
          <table:table-cell office:value-type="float" office:value="2.88" table:style-name="cellBest">
            <text:p>2.88</text:p>
          </table:table-cell>
          <table:table-cell office:value-type="float" office:value="0.0">
            <text:p>0.0</text:p>
          </table:table-cell>
          <table:table-cell office:value-type="float" office:value="4.43">
            <text:p>4.43</text:p>
          </table:table-cell>
          <table:table-cell office:value-type="float" office:value="0.0">
            <text:p>0.0</text:p>
          </table:table-cell>
          <table:table-cell office:value-type="float" office:value="3.63">
            <text:p>3.63</text:p>
          </table:table-cell>
          <table:table-cell office:value-type="float" office:value="0.0">
            <text:p>0.0</text:p>
          </table:table-cell>
          <table:table-cell office:value-type="float" office:value="9.79" table:style-name="cellWorst">
            <text:p>9.79</text:p>
          </table:table-cell>
          <table:table-cell office:value-type="float" office:value="0.0">
            <text:p>0.0</text:p>
          </table:table-cell>
          <table:table-cell table:formula="of:=MIN([.$B15];[.$D15];[.$F15];[.$H15])"/>
          <table:table-cell table:formula="of:=MIN([.$C15];[.$E15];[.$G15];[.$I15])"/>
          <table:table-cell table:formula="of:=MEDIAN([.$B15];[.$D15];[.$F15];[.$H15])"/>
          <table:table-cell table:formula="of:=MEDIAN([.$C15];[.$E15];[.$G15];[.$I15])"/>
          <table:table-cell table:formula="of:=MAX([.$B15];[.$D15];[.$F15];[.$H15])"/>
          <table:table-cell table:formula="of:=MAX([.$C15];[.$E15];[.$G15];[.$I15])"/>
        </table:table-row>
        <table:table-row>
          <table:table-cell office:value-type="string">
            <text:p>./citybike-n80</text:p>
          </table:table-cell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 office:value-type="float" office:value="7.83">
            <text:p>7.83</text:p>
          </table:table-cell>
          <table:table-cell office:value-type="float" office:value="0.0">
            <text:p>0.0</text:p>
          </table:table-cell>
          <table:table-cell office:value-type="float" office:value="3.8" table:style-name="cellBest">
            <text:p>3.8</text:p>
          </table:table-cell>
          <table:table-cell office:value-type="float" office:value="0.0">
            <text:p>0.0</text:p>
          </table:table-cell>
          <table:table-cell office:value-type="float" office:value="12.52" table:style-name="cellWorst">
            <text:p>12.52</text:p>
          </table:table-cell>
          <table:table-cell office:value-type="float" office:value="0.0">
            <text:p>0.0</text:p>
          </table:table-cell>
          <table:table-cell table:formula="of:=MIN([.$B16];[.$D16];[.$F16];[.$H16])"/>
          <table:table-cell table:formula="of:=MIN([.$C16];[.$E16];[.$G16];[.$I16])"/>
          <table:table-cell table:formula="of:=MEDIAN([.$B16];[.$D16];[.$F16];[.$H16])"/>
          <table:table-cell table:formula="of:=MEDIAN([.$C16];[.$E16];[.$G16];[.$I16])"/>
          <table:table-cell table:formula="of:=MAX([.$B16];[.$D16];[.$F16];[.$H16])"/>
          <table:table-cell table:formula="of:=MAX([.$C16];[.$E16];[.$G16];[.$I16])"/>
        </table:table-row>
        <table:table-row>
          <table:table-cell office:value-type="string">
            <text:p>./citybike-n90</text:p>
          </table:table-cell>
          <table:table-cell office:value-type="float" office:value="4.59" table:style-name="cellBest">
            <text:p>4.59</text:p>
          </table:table-cell>
          <table:table-cell office:value-type="float" office:value="0.0">
            <text:p>0.0</text:p>
          </table:table-cell>
          <table:table-cell office:value-type="float" office:value="10.05">
            <text:p>10.05</text:p>
          </table:table-cell>
          <table:table-cell office:value-type="float" office:value="0.0">
            <text:p>0.0</text:p>
          </table:table-cell>
          <table:table-cell office:value-type="float" office:value="5.08">
            <text:p>5.08</text:p>
          </table:table-cell>
          <table:table-cell office:value-type="float" office:value="0.0">
            <text:p>0.0</text:p>
          </table:table-cell>
          <table:table-cell office:value-type="float" office:value="15.72" table:style-name="cellWorst">
            <text:p>15.72</text:p>
          </table:table-cell>
          <table:table-cell office:value-type="float" office:value="0.0">
            <text:p>0.0</text:p>
          </table:table-cell>
          <table:table-cell table:formula="of:=MIN([.$B17];[.$D17];[.$F17];[.$H17])"/>
          <table:table-cell table:formula="of:=MIN([.$C17];[.$E17];[.$G17];[.$I17])"/>
          <table:table-cell table:formula="of:=MEDIAN([.$B17];[.$D17];[.$F17];[.$H17])"/>
          <table:table-cell table:formula="of:=MEDIAN([.$C17];[.$E17];[.$G17];[.$I17])"/>
          <table:table-cell table:formula="of:=MAX([.$B17];[.$D17];[.$F17];[.$H17])"/>
          <table:table-cell table:formula="of:=MAX([.$C17];[.$E17];[.$G17];[.$I17])"/>
        </table:table-row>
        <table:table-row>
          <table:table-cell office:value-type="string">
            <text:p>./restaurant1000_2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18];[.$D18];[.$F18];[.$H18])"/>
          <table:table-cell table:formula="of:=MIN([.$C18];[.$E18];[.$G18];[.$I18])"/>
          <table:table-cell table:formula="of:=MEDIAN([.$B18];[.$D18];[.$F18];[.$H18])"/>
          <table:table-cell table:formula="of:=MEDIAN([.$C18];[.$E18];[.$G18];[.$I18])"/>
          <table:table-cell table:formula="of:=MAX([.$B18];[.$D18];[.$F18];[.$H18])"/>
          <table:table-cell table:formula="of:=MAX([.$C18];[.$E18];[.$G18];[.$I18])"/>
        </table:table-row>
        <table:table-row>
          <table:table-cell office:value-type="string">
            <text:p>./restaurant1000_4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19];[.$D19];[.$F19];[.$H19])"/>
          <table:table-cell table:formula="of:=MIN([.$C19];[.$E19];[.$G19];[.$I19])"/>
          <table:table-cell table:formula="of:=MEDIAN([.$B19];[.$D19];[.$F19];[.$H19])"/>
          <table:table-cell table:formula="of:=MEDIAN([.$C19];[.$E19];[.$G19];[.$I19])"/>
          <table:table-cell table:formula="of:=MAX([.$B19];[.$D19];[.$F19];[.$H19])"/>
          <table:table-cell table:formula="of:=MAX([.$C19];[.$E19];[.$G19];[.$I19])"/>
        </table:table-row>
        <table:table-row>
          <table:table-cell office:value-type="string">
            <text:p>./restaurant1000_6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0];[.$D20];[.$F20];[.$H20])"/>
          <table:table-cell table:formula="of:=MIN([.$C20];[.$E20];[.$G20];[.$I20])"/>
          <table:table-cell table:formula="of:=MEDIAN([.$B20];[.$D20];[.$F20];[.$H20])"/>
          <table:table-cell table:formula="of:=MEDIAN([.$C20];[.$E20];[.$G20];[.$I20])"/>
          <table:table-cell table:formula="of:=MAX([.$B20];[.$D20];[.$F20];[.$H20])"/>
          <table:table-cell table:formula="of:=MAX([.$C20];[.$E20];[.$G20];[.$I20])"/>
        </table:table-row>
        <table:table-row>
          <table:table-cell office:value-type="string">
            <text:p>./restaurant100_200</text:p>
          </table:table-cell>
          <table:table-cell office:value-type="float" office:value="1.25">
            <text:p>1.25</text:p>
          </table:table-cell>
          <table:table-cell office:value-type="float" office:value="0.0">
            <text:p>0.0</text:p>
          </table:table-cell>
          <table:table-cell office:value-type="float" office:value="2.49">
            <text:p>2.49</text:p>
          </table:table-cell>
          <table:table-cell office:value-type="float" office:value="0.0">
            <text:p>0.0</text:p>
          </table:table-cell>
          <table:table-cell office:value-type="float" office:value="1.72">
            <text:p>1.72</text:p>
          </table:table-cell>
          <table:table-cell office:value-type="float" office:value="0.0">
            <text:p>0.0</text:p>
          </table:table-cell>
          <table:table-cell office:value-type="float" office:value="2.78">
            <text:p>2.78</text:p>
          </table:table-cell>
          <table:table-cell office:value-type="float" office:value="0.0">
            <text:p>0.0</text:p>
          </table:table-cell>
          <table:table-cell table:formula="of:=MIN([.$B21];[.$D21];[.$F21];[.$H21])"/>
          <table:table-cell table:formula="of:=MIN([.$C21];[.$E21];[.$G21];[.$I21])"/>
          <table:table-cell table:formula="of:=MEDIAN([.$B21];[.$D21];[.$F21];[.$H21])"/>
          <table:table-cell table:formula="of:=MEDIAN([.$C21];[.$E21];[.$G21];[.$I21])"/>
          <table:table-cell table:formula="of:=MAX([.$B21];[.$D21];[.$F21];[.$H21])"/>
          <table:table-cell table:formula="of:=MAX([.$C21];[.$E21];[.$G21];[.$I21])"/>
        </table:table-row>
        <table:table-row>
          <table:table-cell office:value-type="string">
            <text:p>./restaurant100_400</text:p>
          </table:table-cell>
          <table:table-cell office:value-type="float" office:value="1.13" table:style-name="cellBest">
            <text:p>1.13</text:p>
          </table:table-cell>
          <table:table-cell office:value-type="float" office:value="0.0">
            <text:p>0.0</text:p>
          </table:table-cell>
          <table:table-cell office:value-type="float" office:value="1.63">
            <text:p>1.63</text:p>
          </table:table-cell>
          <table:table-cell office:value-type="float" office:value="0.0">
            <text:p>0.0</text:p>
          </table:table-cell>
          <table:table-cell office:value-type="float" office:value="5.1" table:style-name="cellWorst">
            <text:p>5.1</text:p>
          </table:table-cell>
          <table:table-cell office:value-type="float" office:value="0.0">
            <text:p>0.0</text:p>
          </table:table-cell>
          <table:table-cell office:value-type="float" office:value="2.65">
            <text:p>2.65</text:p>
          </table:table-cell>
          <table:table-cell office:value-type="float" office:value="0.0">
            <text:p>0.0</text:p>
          </table:table-cell>
          <table:table-cell table:formula="of:=MIN([.$B22];[.$D22];[.$F22];[.$H22])"/>
          <table:table-cell table:formula="of:=MIN([.$C22];[.$E22];[.$G22];[.$I22])"/>
          <table:table-cell table:formula="of:=MEDIAN([.$B22];[.$D22];[.$F22];[.$H22])"/>
          <table:table-cell table:formula="of:=MEDIAN([.$C22];[.$E22];[.$G22];[.$I22])"/>
          <table:table-cell table:formula="of:=MAX([.$B22];[.$D22];[.$F22];[.$H22])"/>
          <table:table-cell table:formula="of:=MAX([.$C22];[.$E22];[.$G22];[.$I22])"/>
        </table:table-row>
        <table:table-row>
          <table:table-cell office:value-type="string">
            <text:p>./restaurant100_600</text:p>
          </table:table-cell>
          <table:table-cell office:value-type="float" office:value="1.39">
            <text:p>1.39</text:p>
          </table:table-cell>
          <table:table-cell office:value-type="float" office:value="0.0">
            <text:p>0.0</text:p>
          </table:table-cell>
          <table:table-cell office:value-type="float" office:value="1.29">
            <text:p>1.29</text:p>
          </table:table-cell>
          <table:table-cell office:value-type="float" office:value="0.0">
            <text:p>0.0</text:p>
          </table:table-cell>
          <table:table-cell office:value-type="float" office:value="2.16">
            <text:p>2.16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of:=MIN([.$B23];[.$D23];[.$F23];[.$H23])"/>
          <table:table-cell table:formula="of:=MIN([.$C23];[.$E23];[.$G23];[.$I23])"/>
          <table:table-cell table:formula="of:=MEDIAN([.$B23];[.$D23];[.$F23];[.$H23])"/>
          <table:table-cell table:formula="of:=MEDIAN([.$C23];[.$E23];[.$G23];[.$I23])"/>
          <table:table-cell table:formula="of:=MAX([.$B23];[.$D23];[.$F23];[.$H23])"/>
          <table:table-cell table:formula="of:=MAX([.$C23];[.$E23];[.$G23];[.$I23])"/>
        </table:table-row>
        <table:table-row>
          <table:table-cell office:value-type="string">
            <text:p>./restaurant1500_3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4];[.$D24];[.$F24];[.$H24])"/>
          <table:table-cell table:formula="of:=MIN([.$C24];[.$E24];[.$G24];[.$I24])"/>
          <table:table-cell table:formula="of:=MEDIAN([.$B24];[.$D24];[.$F24];[.$H24])"/>
          <table:table-cell table:formula="of:=MEDIAN([.$C24];[.$E24];[.$G24];[.$I24])"/>
          <table:table-cell table:formula="of:=MAX([.$B24];[.$D24];[.$F24];[.$H24])"/>
          <table:table-cell table:formula="of:=MAX([.$C24];[.$E24];[.$G24];[.$I24])"/>
        </table:table-row>
        <table:table-row>
          <table:table-cell office:value-type="string">
            <text:p>./restaurant1500_6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5];[.$D25];[.$F25];[.$H25])"/>
          <table:table-cell table:formula="of:=MIN([.$C25];[.$E25];[.$G25];[.$I25])"/>
          <table:table-cell table:formula="of:=MEDIAN([.$B25];[.$D25];[.$F25];[.$H25])"/>
          <table:table-cell table:formula="of:=MEDIAN([.$C25];[.$E25];[.$G25];[.$I25])"/>
          <table:table-cell table:formula="of:=MAX([.$B25];[.$D25];[.$F25];[.$H25])"/>
          <table:table-cell table:formula="of:=MAX([.$C25];[.$E25];[.$G25];[.$I25])"/>
        </table:table-row>
        <table:table-row>
          <table:table-cell office:value-type="string">
            <text:p>./restaurant1500_9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6];[.$D26];[.$F26];[.$H26])"/>
          <table:table-cell table:formula="of:=MIN([.$C26];[.$E26];[.$G26];[.$I26])"/>
          <table:table-cell table:formula="of:=MEDIAN([.$B26];[.$D26];[.$F26];[.$H26])"/>
          <table:table-cell table:formula="of:=MEDIAN([.$C26];[.$E26];[.$G26];[.$I26])"/>
          <table:table-cell table:formula="of:=MAX([.$B26];[.$D26];[.$F26];[.$H26])"/>
          <table:table-cell table:formula="of:=MAX([.$C26];[.$E26];[.$G26];[.$I26])"/>
        </table:table-row>
        <table:table-row>
          <table:table-cell office:value-type="string">
            <text:p>./restaurant2000_12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7];[.$D27];[.$F27];[.$H27])"/>
          <table:table-cell table:formula="of:=MIN([.$C27];[.$E27];[.$G27];[.$I27])"/>
          <table:table-cell table:formula="of:=MEDIAN([.$B27];[.$D27];[.$F27];[.$H27])"/>
          <table:table-cell table:formula="of:=MEDIAN([.$C27];[.$E27];[.$G27];[.$I27])"/>
          <table:table-cell table:formula="of:=MAX([.$B27];[.$D27];[.$F27];[.$H27])"/>
          <table:table-cell table:formula="of:=MAX([.$C27];[.$E27];[.$G27];[.$I27])"/>
        </table:table-row>
        <table:table-row>
          <table:table-cell office:value-type="string">
            <text:p>./restaurant2000_4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8];[.$D28];[.$F28];[.$H28])"/>
          <table:table-cell table:formula="of:=MIN([.$C28];[.$E28];[.$G28];[.$I28])"/>
          <table:table-cell table:formula="of:=MEDIAN([.$B28];[.$D28];[.$F28];[.$H28])"/>
          <table:table-cell table:formula="of:=MEDIAN([.$C28];[.$E28];[.$G28];[.$I28])"/>
          <table:table-cell table:formula="of:=MAX([.$B28];[.$D28];[.$F28];[.$H28])"/>
          <table:table-cell table:formula="of:=MAX([.$C28];[.$E28];[.$G28];[.$I28])"/>
        </table:table-row>
        <table:table-row>
          <table:table-cell office:value-type="string">
            <text:p>./restaurant2000_8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29];[.$D29];[.$F29];[.$H29])"/>
          <table:table-cell table:formula="of:=MIN([.$C29];[.$E29];[.$G29];[.$I29])"/>
          <table:table-cell table:formula="of:=MEDIAN([.$B29];[.$D29];[.$F29];[.$H29])"/>
          <table:table-cell table:formula="of:=MEDIAN([.$C29];[.$E29];[.$G29];[.$I29])"/>
          <table:table-cell table:formula="of:=MAX([.$B29];[.$D29];[.$F29];[.$H29])"/>
          <table:table-cell table:formula="of:=MAX([.$C29];[.$E29];[.$G29];[.$I29])"/>
        </table:table-row>
        <table:table-row>
          <table:table-cell office:value-type="string">
            <text:p>./restaurant500_1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30];[.$D30];[.$F30];[.$H30])"/>
          <table:table-cell table:formula="of:=MIN([.$C30];[.$E30];[.$G30];[.$I30])"/>
          <table:table-cell table:formula="of:=MEDIAN([.$B30];[.$D30];[.$F30];[.$H30])"/>
          <table:table-cell table:formula="of:=MEDIAN([.$C30];[.$E30];[.$G30];[.$I30])"/>
          <table:table-cell table:formula="of:=MAX([.$B30];[.$D30];[.$F30];[.$H30])"/>
          <table:table-cell table:formula="of:=MAX([.$C30];[.$E30];[.$G30];[.$I30])"/>
        </table:table-row>
        <table:table-row>
          <table:table-cell office:value-type="string">
            <text:p>./restaurant500_2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31];[.$D31];[.$F31];[.$H31])"/>
          <table:table-cell table:formula="of:=MIN([.$C31];[.$E31];[.$G31];[.$I31])"/>
          <table:table-cell table:formula="of:=MEDIAN([.$B31];[.$D31];[.$F31];[.$H31])"/>
          <table:table-cell table:formula="of:=MEDIAN([.$C31];[.$E31];[.$G31];[.$I31])"/>
          <table:table-cell table:formula="of:=MAX([.$B31];[.$D31];[.$F31];[.$H31])"/>
          <table:table-cell table:formula="of:=MAX([.$C31];[.$E31];[.$G31];[.$I31])"/>
        </table:table-row>
        <table:table-row>
          <table:table-cell office:value-type="string">
            <text:p>./restaurant500_30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table:formula="of:=MIN([.$B32];[.$D32];[.$F32];[.$H32])"/>
          <table:table-cell table:formula="of:=MIN([.$C32];[.$E32];[.$G32];[.$I32])"/>
          <table:table-cell table:formula="of:=MEDIAN([.$B32];[.$D32];[.$F32];[.$H32])"/>
          <table:table-cell table:formula="of:=MEDIAN([.$C32];[.$E32];[.$G32];[.$I32])"/>
          <table:table-cell table:formula="of:=MAX([.$B32];[.$D32];[.$F32];[.$H32])"/>
          <table:table-cell table:formula="of:=MAX([.$C32];[.$E32];[.$G32];[.$I32])"/>
        </table:table-row>
        <table:table-row>
          <table:table-cell office:value-type="string">
            <text:p>./travelbike1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62" table:style-name="cellBest">
            <text:p>0.62</text:p>
          </table:table-cell>
          <table:table-cell office:value-type="float" office:value="0.0" table:style-name="cellBest">
            <text:p>0.0</text:p>
          </table:table-cell>
          <table:table-cell table:formula="of:=MIN([.$B33];[.$D33];[.$F33];[.$H33])"/>
          <table:table-cell table:formula="of:=MIN([.$C33];[.$E33];[.$G33];[.$I33])"/>
          <table:table-cell table:formula="of:=MEDIAN([.$B33];[.$D33];[.$F33];[.$H33])"/>
          <table:table-cell table:formula="of:=MEDIAN([.$C33];[.$E33];[.$G33];[.$I33])"/>
          <table:table-cell table:formula="of:=MAX([.$B33];[.$D33];[.$F33];[.$H33])"/>
          <table:table-cell table:formula="of:=MAX([.$C33];[.$E33];[.$G33];[.$I33])"/>
        </table:table-row>
        <table:table-row>
          <table:table-cell office:value-type="string">
            <text:p>./travelbike1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.65" table:style-name="cellBest">
            <text:p>2.65</text:p>
          </table:table-cell>
          <table:table-cell office:value-type="float" office:value="0.0" table:style-name="cellBest">
            <text:p>0.0</text:p>
          </table:table-cell>
          <table:table-cell table:formula="of:=MIN([.$B34];[.$D34];[.$F34];[.$H34])"/>
          <table:table-cell table:formula="of:=MIN([.$C34];[.$E34];[.$G34];[.$I34])"/>
          <table:table-cell table:formula="of:=MEDIAN([.$B34];[.$D34];[.$F34];[.$H34])"/>
          <table:table-cell table:formula="of:=MEDIAN([.$C34];[.$E34];[.$G34];[.$I34])"/>
          <table:table-cell table:formula="of:=MAX([.$B34];[.$D34];[.$F34];[.$H34])"/>
          <table:table-cell table:formula="of:=MAX([.$C34];[.$E34];[.$G34];[.$I34])"/>
        </table:table-row>
        <table:table-row>
          <table:table-cell office:value-type="string">
            <text:p>./travelbike11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3.32" table:style-name="cellBest">
            <text:p>3.32</text:p>
          </table:table-cell>
          <table:table-cell office:value-type="float" office:value="0.0" table:style-name="cellBest">
            <text:p>0.0</text:p>
          </table:table-cell>
          <table:table-cell table:formula="of:=MIN([.$B35];[.$D35];[.$F35];[.$H35])"/>
          <table:table-cell table:formula="of:=MIN([.$C35];[.$E35];[.$G35];[.$I35])"/>
          <table:table-cell table:formula="of:=MEDIAN([.$B35];[.$D35];[.$F35];[.$H35])"/>
          <table:table-cell table:formula="of:=MEDIAN([.$C35];[.$E35];[.$G35];[.$I35])"/>
          <table:table-cell table:formula="of:=MAX([.$B35];[.$D35];[.$F35];[.$H35])"/>
          <table:table-cell table:formula="of:=MAX([.$C35];[.$E35];[.$G35];[.$I35])"/>
        </table:table-row>
        <table:table-row>
          <table:table-cell office:value-type="string">
            <text:p>./travelbike1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4.05" table:style-name="cellBest">
            <text:p>4.05</text:p>
          </table:table-cell>
          <table:table-cell office:value-type="float" office:value="0.0" table:style-name="cellBest">
            <text:p>0.0</text:p>
          </table:table-cell>
          <table:table-cell table:formula="of:=MIN([.$B36];[.$D36];[.$F36];[.$H36])"/>
          <table:table-cell table:formula="of:=MIN([.$C36];[.$E36];[.$G36];[.$I36])"/>
          <table:table-cell table:formula="of:=MEDIAN([.$B36];[.$D36];[.$F36];[.$H36])"/>
          <table:table-cell table:formula="of:=MEDIAN([.$C36];[.$E36];[.$G36];[.$I36])"/>
          <table:table-cell table:formula="of:=MAX([.$B36];[.$D36];[.$F36];[.$H36])"/>
          <table:table-cell table:formula="of:=MAX([.$C36];[.$E36];[.$G36];[.$I36])"/>
        </table:table-row>
        <table:table-row>
          <table:table-cell office:value-type="string">
            <text:p>./travelbike1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3.06" table:style-name="cellBest">
            <text:p>3.06</text:p>
          </table:table-cell>
          <table:table-cell office:value-type="float" office:value="0.0" table:style-name="cellBest">
            <text:p>0.0</text:p>
          </table:table-cell>
          <table:table-cell table:formula="of:=MIN([.$B37];[.$D37];[.$F37];[.$H37])"/>
          <table:table-cell table:formula="of:=MIN([.$C37];[.$E37];[.$G37];[.$I37])"/>
          <table:table-cell table:formula="of:=MEDIAN([.$B37];[.$D37];[.$F37];[.$H37])"/>
          <table:table-cell table:formula="of:=MEDIAN([.$C37];[.$E37];[.$G37];[.$I37])"/>
          <table:table-cell table:formula="of:=MAX([.$B37];[.$D37];[.$F37];[.$H37])"/>
          <table:table-cell table:formula="of:=MAX([.$C37];[.$E37];[.$G37];[.$I37])"/>
        </table:table-row>
        <table:table-row>
          <table:table-cell office:value-type="string">
            <text:p>./travelbike14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4.34" table:style-name="cellBest">
            <text:p>4.34</text:p>
          </table:table-cell>
          <table:table-cell office:value-type="float" office:value="0.0" table:style-name="cellBest">
            <text:p>0.0</text:p>
          </table:table-cell>
          <table:table-cell table:formula="of:=MIN([.$B38];[.$D38];[.$F38];[.$H38])"/>
          <table:table-cell table:formula="of:=MIN([.$C38];[.$E38];[.$G38];[.$I38])"/>
          <table:table-cell table:formula="of:=MEDIAN([.$B38];[.$D38];[.$F38];[.$H38])"/>
          <table:table-cell table:formula="of:=MEDIAN([.$C38];[.$E38];[.$G38];[.$I38])"/>
          <table:table-cell table:formula="of:=MAX([.$B38];[.$D38];[.$F38];[.$H38])"/>
          <table:table-cell table:formula="of:=MAX([.$C38];[.$E38];[.$G38];[.$I38])"/>
        </table:table-row>
        <table:table-row>
          <table:table-cell office:value-type="string">
            <text:p>./travelbike1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4.99" table:style-name="cellBest">
            <text:p>4.99</text:p>
          </table:table-cell>
          <table:table-cell office:value-type="float" office:value="0.0" table:style-name="cellBest">
            <text:p>0.0</text:p>
          </table:table-cell>
          <table:table-cell table:formula="of:=MIN([.$B39];[.$D39];[.$F39];[.$H39])"/>
          <table:table-cell table:formula="of:=MIN([.$C39];[.$E39];[.$G39];[.$I39])"/>
          <table:table-cell table:formula="of:=MEDIAN([.$B39];[.$D39];[.$F39];[.$H39])"/>
          <table:table-cell table:formula="of:=MEDIAN([.$C39];[.$E39];[.$G39];[.$I39])"/>
          <table:table-cell table:formula="of:=MAX([.$B39];[.$D39];[.$F39];[.$H39])"/>
          <table:table-cell table:formula="of:=MAX([.$C39];[.$E39];[.$G39];[.$I39])"/>
        </table:table-row>
        <table:table-row>
          <table:table-cell office:value-type="string">
            <text:p>./travelbike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6" table:style-name="cellBest">
            <text:p>0.6</text:p>
          </table:table-cell>
          <table:table-cell office:value-type="float" office:value="0.0" table:style-name="cellBest">
            <text:p>0.0</text:p>
          </table:table-cell>
          <table:table-cell table:formula="of:=MIN([.$B40];[.$D40];[.$F40];[.$H40])"/>
          <table:table-cell table:formula="of:=MIN([.$C40];[.$E40];[.$G40];[.$I40])"/>
          <table:table-cell table:formula="of:=MEDIAN([.$B40];[.$D40];[.$F40];[.$H40])"/>
          <table:table-cell table:formula="of:=MEDIAN([.$C40];[.$E40];[.$G40];[.$I40])"/>
          <table:table-cell table:formula="of:=MAX([.$B40];[.$D40];[.$F40];[.$H40])"/>
          <table:table-cell table:formula="of:=MAX([.$C40];[.$E40];[.$G40];[.$I40])"/>
        </table:table-row>
        <table:table-row>
          <table:table-cell office:value-type="string">
            <text:p>./travelbike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89" table:style-name="cellBest">
            <text:p>0.89</text:p>
          </table:table-cell>
          <table:table-cell office:value-type="float" office:value="0.0" table:style-name="cellBest">
            <text:p>0.0</text:p>
          </table:table-cell>
          <table:table-cell table:formula="of:=MIN([.$B41];[.$D41];[.$F41];[.$H41])"/>
          <table:table-cell table:formula="of:=MIN([.$C41];[.$E41];[.$G41];[.$I41])"/>
          <table:table-cell table:formula="of:=MEDIAN([.$B41];[.$D41];[.$F41];[.$H41])"/>
          <table:table-cell table:formula="of:=MEDIAN([.$C41];[.$E41];[.$G41];[.$I41])"/>
          <table:table-cell table:formula="of:=MAX([.$B41];[.$D41];[.$F41];[.$H41])"/>
          <table:table-cell table:formula="of:=MAX([.$C41];[.$E41];[.$G41];[.$I41])"/>
        </table:table-row>
        <table:table-row>
          <table:table-cell office:value-type="string">
            <text:p>./travelbike4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5" table:style-name="cellBest">
            <text:p>1.5</text:p>
          </table:table-cell>
          <table:table-cell office:value-type="float" office:value="0.0" table:style-name="cellBest">
            <text:p>0.0</text:p>
          </table:table-cell>
          <table:table-cell table:formula="of:=MIN([.$B42];[.$D42];[.$F42];[.$H42])"/>
          <table:table-cell table:formula="of:=MIN([.$C42];[.$E42];[.$G42];[.$I42])"/>
          <table:table-cell table:formula="of:=MEDIAN([.$B42];[.$D42];[.$F42];[.$H42])"/>
          <table:table-cell table:formula="of:=MEDIAN([.$C42];[.$E42];[.$G42];[.$I42])"/>
          <table:table-cell table:formula="of:=MAX([.$B42];[.$D42];[.$F42];[.$H42])"/>
          <table:table-cell table:formula="of:=MAX([.$C42];[.$E42];[.$G42];[.$I42])"/>
        </table:table-row>
        <table:table-row>
          <table:table-cell office:value-type="string">
            <text:p>./travelbike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36" table:style-name="cellBest">
            <text:p>1.36</text:p>
          </table:table-cell>
          <table:table-cell office:value-type="float" office:value="0.0" table:style-name="cellBest">
            <text:p>0.0</text:p>
          </table:table-cell>
          <table:table-cell table:formula="of:=MIN([.$B43];[.$D43];[.$F43];[.$H43])"/>
          <table:table-cell table:formula="of:=MIN([.$C43];[.$E43];[.$G43];[.$I43])"/>
          <table:table-cell table:formula="of:=MEDIAN([.$B43];[.$D43];[.$F43];[.$H43])"/>
          <table:table-cell table:formula="of:=MEDIAN([.$C43];[.$E43];[.$G43];[.$I43])"/>
          <table:table-cell table:formula="of:=MAX([.$B43];[.$D43];[.$F43];[.$H43])"/>
          <table:table-cell table:formula="of:=MAX([.$C43];[.$E43];[.$G43];[.$I43])"/>
        </table:table-row>
        <table:table-row>
          <table:table-cell office:value-type="string">
            <text:p>./travelbike6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.1" table:style-name="cellBest">
            <text:p>2.1</text:p>
          </table:table-cell>
          <table:table-cell office:value-type="float" office:value="0.0" table:style-name="cellBest">
            <text:p>0.0</text:p>
          </table:table-cell>
          <table:table-cell table:formula="of:=MIN([.$B44];[.$D44];[.$F44];[.$H44])"/>
          <table:table-cell table:formula="of:=MIN([.$C44];[.$E44];[.$G44];[.$I44])"/>
          <table:table-cell table:formula="of:=MEDIAN([.$B44];[.$D44];[.$F44];[.$H44])"/>
          <table:table-cell table:formula="of:=MEDIAN([.$C44];[.$E44];[.$G44];[.$I44])"/>
          <table:table-cell table:formula="of:=MAX([.$B44];[.$D44];[.$F44];[.$H44])"/>
          <table:table-cell table:formula="of:=MAX([.$C44];[.$E44];[.$G44];[.$I44])"/>
        </table:table-row>
        <table:table-row>
          <table:table-cell office:value-type="string">
            <text:p>./travelbike7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.24" table:style-name="cellBest">
            <text:p>2.24</text:p>
          </table:table-cell>
          <table:table-cell office:value-type="float" office:value="0.0" table:style-name="cellBest">
            <text:p>0.0</text:p>
          </table:table-cell>
          <table:table-cell table:formula="of:=MIN([.$B45];[.$D45];[.$F45];[.$H45])"/>
          <table:table-cell table:formula="of:=MIN([.$C45];[.$E45];[.$G45];[.$I45])"/>
          <table:table-cell table:formula="of:=MEDIAN([.$B45];[.$D45];[.$F45];[.$H45])"/>
          <table:table-cell table:formula="of:=MEDIAN([.$C45];[.$E45];[.$G45];[.$I45])"/>
          <table:table-cell table:formula="of:=MAX([.$B45];[.$D45];[.$F45];[.$H45])"/>
          <table:table-cell table:formula="of:=MAX([.$C45];[.$E45];[.$G45];[.$I45])"/>
        </table:table-row>
        <table:table-row>
          <table:table-cell office:value-type="string">
            <text:p>./travelbike8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.06" table:style-name="cellBest">
            <text:p>2.06</text:p>
          </table:table-cell>
          <table:table-cell office:value-type="float" office:value="0.0" table:style-name="cellBest">
            <text:p>0.0</text:p>
          </table:table-cell>
          <table:table-cell table:formula="of:=MIN([.$B46];[.$D46];[.$F46];[.$H46])"/>
          <table:table-cell table:formula="of:=MIN([.$C46];[.$E46];[.$G46];[.$I46])"/>
          <table:table-cell table:formula="of:=MEDIAN([.$B46];[.$D46];[.$F46];[.$H46])"/>
          <table:table-cell table:formula="of:=MEDIAN([.$C46];[.$E46];[.$G46];[.$I46])"/>
          <table:table-cell table:formula="of:=MAX([.$B46];[.$D46];[.$F46];[.$H46])"/>
          <table:table-cell table:formula="of:=MAX([.$C46];[.$E46];[.$G46];[.$I46])"/>
        </table:table-row>
        <table:table-row>
          <table:table-cell office:value-type="string">
            <text:p>./travelbike9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.26" table:style-name="cellBest">
            <text:p>2.26</text:p>
          </table:table-cell>
          <table:table-cell office:value-type="float" office:value="0.0" table:style-name="cellBest">
            <text:p>0.0</text:p>
          </table:table-cell>
          <table:table-cell table:formula="of:=MIN([.$B47];[.$D47];[.$F47];[.$H47])"/>
          <table:table-cell table:formula="of:=MIN([.$C47];[.$E47];[.$G47];[.$I47])"/>
          <table:table-cell table:formula="of:=MEDIAN([.$B47];[.$D47];[.$F47];[.$H47])"/>
          <table:table-cell table:formula="of:=MEDIAN([.$C47];[.$E47];[.$G47];[.$I47])"/>
          <table:table-cell table:formula="of:=MAX([.$B47];[.$D47];[.$F47];[.$H47])"/>
          <table:table-cell table:formula="of:=MAX([.$C47];[.$E47];[.$G47];[.$I47])"/>
        </table:table-row>
        <table:table-row>
          <table:table-cell office:value-type="string">
            <text:p>./box-s10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48];[.$D48];[.$F48];[.$H48])"/>
          <table:table-cell table:formula="of:=MIN([.$C48];[.$E48];[.$G48];[.$I48])"/>
          <table:table-cell table:formula="of:=MEDIAN([.$B48];[.$D48];[.$F48];[.$H48])"/>
          <table:table-cell table:formula="of:=MEDIAN([.$C48];[.$E48];[.$G48];[.$I48])"/>
          <table:table-cell table:formula="of:=MAX([.$B48];[.$D48];[.$F48];[.$H48])"/>
          <table:table-cell table:formula="of:=MAX([.$C48];[.$E48];[.$G48];[.$I48])"/>
        </table:table-row>
        <table:table-row>
          <table:table-cell office:value-type="string">
            <text:p>./box-s10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49];[.$D49];[.$F49];[.$H49])"/>
          <table:table-cell table:formula="of:=MIN([.$C49];[.$E49];[.$G49];[.$I49])"/>
          <table:table-cell table:formula="of:=MEDIAN([.$B49];[.$D49];[.$F49];[.$H49])"/>
          <table:table-cell table:formula="of:=MEDIAN([.$C49];[.$E49];[.$G49];[.$I49])"/>
          <table:table-cell table:formula="of:=MAX([.$B49];[.$D49];[.$F49];[.$H49])"/>
          <table:table-cell table:formula="of:=MAX([.$C49];[.$E49];[.$G49];[.$I49])"/>
        </table:table-row>
        <table:table-row>
          <table:table-cell office:value-type="string">
            <text:p>./box-s11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0];[.$D50];[.$F50];[.$H50])"/>
          <table:table-cell table:formula="of:=MIN([.$C50];[.$E50];[.$G50];[.$I50])"/>
          <table:table-cell table:formula="of:=MEDIAN([.$B50];[.$D50];[.$F50];[.$H50])"/>
          <table:table-cell table:formula="of:=MEDIAN([.$C50];[.$E50];[.$G50];[.$I50])"/>
          <table:table-cell table:formula="of:=MAX([.$B50];[.$D50];[.$F50];[.$H50])"/>
          <table:table-cell table:formula="of:=MAX([.$C50];[.$E50];[.$G50];[.$I50])"/>
        </table:table-row>
        <table:table-row>
          <table:table-cell office:value-type="string">
            <text:p>./box-s11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1];[.$D51];[.$F51];[.$H51])"/>
          <table:table-cell table:formula="of:=MIN([.$C51];[.$E51];[.$G51];[.$I51])"/>
          <table:table-cell table:formula="of:=MEDIAN([.$B51];[.$D51];[.$F51];[.$H51])"/>
          <table:table-cell table:formula="of:=MEDIAN([.$C51];[.$E51];[.$G51];[.$I51])"/>
          <table:table-cell table:formula="of:=MAX([.$B51];[.$D51];[.$F51];[.$H51])"/>
          <table:table-cell table:formula="of:=MAX([.$C51];[.$E51];[.$G51];[.$I51])"/>
        </table:table-row>
        <table:table-row>
          <table:table-cell office:value-type="string">
            <text:p>./box-s12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2];[.$D52];[.$F52];[.$H52])"/>
          <table:table-cell table:formula="of:=MIN([.$C52];[.$E52];[.$G52];[.$I52])"/>
          <table:table-cell table:formula="of:=MEDIAN([.$B52];[.$D52];[.$F52];[.$H52])"/>
          <table:table-cell table:formula="of:=MEDIAN([.$C52];[.$E52];[.$G52];[.$I52])"/>
          <table:table-cell table:formula="of:=MAX([.$B52];[.$D52];[.$F52];[.$H52])"/>
          <table:table-cell table:formula="of:=MAX([.$C52];[.$E52];[.$G52];[.$I52])"/>
        </table:table-row>
        <table:table-row>
          <table:table-cell office:value-type="string">
            <text:p>./box-s12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3];[.$D53];[.$F53];[.$H53])"/>
          <table:table-cell table:formula="of:=MIN([.$C53];[.$E53];[.$G53];[.$I53])"/>
          <table:table-cell table:formula="of:=MEDIAN([.$B53];[.$D53];[.$F53];[.$H53])"/>
          <table:table-cell table:formula="of:=MEDIAN([.$C53];[.$E53];[.$G53];[.$I53])"/>
          <table:table-cell table:formula="of:=MAX([.$B53];[.$D53];[.$F53];[.$H53])"/>
          <table:table-cell table:formula="of:=MAX([.$C53];[.$E53];[.$G53];[.$I53])"/>
        </table:table-row>
        <table:table-row>
          <table:table-cell office:value-type="string">
            <text:p>./box-s13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4];[.$D54];[.$F54];[.$H54])"/>
          <table:table-cell table:formula="of:=MIN([.$C54];[.$E54];[.$G54];[.$I54])"/>
          <table:table-cell table:formula="of:=MEDIAN([.$B54];[.$D54];[.$F54];[.$H54])"/>
          <table:table-cell table:formula="of:=MEDIAN([.$C54];[.$E54];[.$G54];[.$I54])"/>
          <table:table-cell table:formula="of:=MAX([.$B54];[.$D54];[.$F54];[.$H54])"/>
          <table:table-cell table:formula="of:=MAX([.$C54];[.$E54];[.$G54];[.$I54])"/>
        </table:table-row>
        <table:table-row>
          <table:table-cell office:value-type="string">
            <text:p>./box-s13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5];[.$D55];[.$F55];[.$H55])"/>
          <table:table-cell table:formula="of:=MIN([.$C55];[.$E55];[.$G55];[.$I55])"/>
          <table:table-cell table:formula="of:=MEDIAN([.$B55];[.$D55];[.$F55];[.$H55])"/>
          <table:table-cell table:formula="of:=MEDIAN([.$C55];[.$E55];[.$G55];[.$I55])"/>
          <table:table-cell table:formula="of:=MAX([.$B55];[.$D55];[.$F55];[.$H55])"/>
          <table:table-cell table:formula="of:=MAX([.$C55];[.$E55];[.$G55];[.$I55])"/>
        </table:table-row>
        <table:table-row>
          <table:table-cell office:value-type="string">
            <text:p>./box-s14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6];[.$D56];[.$F56];[.$H56])"/>
          <table:table-cell table:formula="of:=MIN([.$C56];[.$E56];[.$G56];[.$I56])"/>
          <table:table-cell table:formula="of:=MEDIAN([.$B56];[.$D56];[.$F56];[.$H56])"/>
          <table:table-cell table:formula="of:=MEDIAN([.$C56];[.$E56];[.$G56];[.$I56])"/>
          <table:table-cell table:formula="of:=MAX([.$B56];[.$D56];[.$F56];[.$H56])"/>
          <table:table-cell table:formula="of:=MAX([.$C56];[.$E56];[.$G56];[.$I56])"/>
        </table:table-row>
        <table:table-row>
          <table:table-cell office:value-type="string">
            <text:p>./box-s14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7];[.$D57];[.$F57];[.$H57])"/>
          <table:table-cell table:formula="of:=MIN([.$C57];[.$E57];[.$G57];[.$I57])"/>
          <table:table-cell table:formula="of:=MEDIAN([.$B57];[.$D57];[.$F57];[.$H57])"/>
          <table:table-cell table:formula="of:=MEDIAN([.$C57];[.$E57];[.$G57];[.$I57])"/>
          <table:table-cell table:formula="of:=MAX([.$B57];[.$D57];[.$F57];[.$H57])"/>
          <table:table-cell table:formula="of:=MAX([.$C57];[.$E57];[.$G57];[.$I57])"/>
        </table:table-row>
        <table:table-row>
          <table:table-cell office:value-type="string">
            <text:p>./box-s15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58];[.$D58];[.$F58];[.$H58])"/>
          <table:table-cell table:formula="of:=MIN([.$C58];[.$E58];[.$G58];[.$I58])"/>
          <table:table-cell table:formula="of:=MEDIAN([.$B58];[.$D58];[.$F58];[.$H58])"/>
          <table:table-cell table:formula="of:=MEDIAN([.$C58];[.$E58];[.$G58];[.$I58])"/>
          <table:table-cell table:formula="of:=MAX([.$B58];[.$D58];[.$F58];[.$H58])"/>
          <table:table-cell table:formula="of:=MAX([.$C58];[.$E58];[.$G58];[.$I58])"/>
        </table:table-row>
        <table:table-row>
          <table:table-cell office:value-type="string">
            <text:p>./box-s50</text:p>
          </table:table-cell>
          <table:table-cell office:value-type="float" office:value="2.24">
            <text:p>2.24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2.22" table:style-name="cellBest">
            <text:p>2.22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59];[.$D59];[.$F59];[.$H59])"/>
          <table:table-cell table:formula="of:=MIN([.$C59];[.$E59];[.$G59];[.$I59])"/>
          <table:table-cell table:formula="of:=MEDIAN([.$B59];[.$D59];[.$F59];[.$H59])"/>
          <table:table-cell table:formula="of:=MEDIAN([.$C59];[.$E59];[.$G59];[.$I59])"/>
          <table:table-cell table:formula="of:=MAX([.$B59];[.$D59];[.$F59];[.$H59])"/>
          <table:table-cell table:formula="of:=MAX([.$C59];[.$E59];[.$G59];[.$I59])"/>
        </table:table-row>
        <table:table-row>
          <table:table-cell office:value-type="string">
            <text:p>./box-s55</text:p>
          </table:table-cell>
          <table:table-cell office:value-type="float" office:value="3.98">
            <text:p>3.98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3.71" table:style-name="cellBest">
            <text:p>3.7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60];[.$D60];[.$F60];[.$H60])"/>
          <table:table-cell table:formula="of:=MIN([.$C60];[.$E60];[.$G60];[.$I60])"/>
          <table:table-cell table:formula="of:=MEDIAN([.$B60];[.$D60];[.$F60];[.$H60])"/>
          <table:table-cell table:formula="of:=MEDIAN([.$C60];[.$E60];[.$G60];[.$I60])"/>
          <table:table-cell table:formula="of:=MAX([.$B60];[.$D60];[.$F60];[.$H60])"/>
          <table:table-cell table:formula="of:=MAX([.$C60];[.$E60];[.$G60];[.$I60])"/>
        </table:table-row>
        <table:table-row>
          <table:table-cell office:value-type="string">
            <text:p>./box-s60</text:p>
          </table:table-cell>
          <table:table-cell office:value-type="float" office:value="6.09" table:style-name="cellBest">
            <text:p>6.09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6.72">
            <text:p>6.72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61];[.$D61];[.$F61];[.$H61])"/>
          <table:table-cell table:formula="of:=MIN([.$C61];[.$E61];[.$G61];[.$I61])"/>
          <table:table-cell table:formula="of:=MEDIAN([.$B61];[.$D61];[.$F61];[.$H61])"/>
          <table:table-cell table:formula="of:=MEDIAN([.$C61];[.$E61];[.$G61];[.$I61])"/>
          <table:table-cell table:formula="of:=MAX([.$B61];[.$D61];[.$F61];[.$H61])"/>
          <table:table-cell table:formula="of:=MAX([.$C61];[.$E61];[.$G61];[.$I61])"/>
        </table:table-row>
        <table:table-row>
          <table:table-cell office:value-type="string">
            <text:p>./box-s65</text:p>
          </table:table-cell>
          <table:table-cell office:value-type="float" office:value="10.3" table:style-name="cellBest">
            <text:p>10.3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11.23">
            <text:p>11.23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62];[.$D62];[.$F62];[.$H62])"/>
          <table:table-cell table:formula="of:=MIN([.$C62];[.$E62];[.$G62];[.$I62])"/>
          <table:table-cell table:formula="of:=MEDIAN([.$B62];[.$D62];[.$F62];[.$H62])"/>
          <table:table-cell table:formula="of:=MEDIAN([.$C62];[.$E62];[.$G62];[.$I62])"/>
          <table:table-cell table:formula="of:=MAX([.$B62];[.$D62];[.$F62];[.$H62])"/>
          <table:table-cell table:formula="of:=MAX([.$C62];[.$E62];[.$G62];[.$I62])"/>
        </table:table-row>
        <table:table-row>
          <table:table-cell office:value-type="string">
            <text:p>./box-s70</text:p>
          </table:table-cell>
          <table:table-cell office:value-type="float" office:value="15.06" table:style-name="cellBest">
            <text:p>15.06</text:p>
          </table:table-cell>
          <table:table-cell office:value-type="float" office:value="0.0">
            <text:p>0.0</text:p>
          </table:table-cell>
          <table:table-cell office:value-type="float" office:value="20.0" table:style-name="cellWorst">
            <text:p>20.0</text:p>
          </table:table-cell>
          <table:table-cell office:value-type="float" office:value="1.0" table:style-name="cellWorst">
            <text:p>1.0</text:p>
          </table:table-cell>
          <table:table-cell office:value-type="float" office:value="17.33">
            <text:p>17.33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63];[.$D63];[.$F63];[.$H63])"/>
          <table:table-cell table:formula="of:=MIN([.$C63];[.$E63];[.$G63];[.$I63])"/>
          <table:table-cell table:formula="of:=MEDIAN([.$B63];[.$D63];[.$F63];[.$H63])"/>
          <table:table-cell table:formula="of:=MEDIAN([.$C63];[.$E63];[.$G63];[.$I63])"/>
          <table:table-cell table:formula="of:=MAX([.$B63];[.$D63];[.$F63];[.$H63])"/>
          <table:table-cell table:formula="of:=MAX([.$C63];[.$E63];[.$G63];[.$I63])"/>
        </table:table-row>
        <table:table-row>
          <table:table-cell office:value-type="string">
            <text:p>./box-s7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64];[.$D64];[.$F64];[.$H64])"/>
          <table:table-cell table:formula="of:=MIN([.$C64];[.$E64];[.$G64];[.$I64])"/>
          <table:table-cell table:formula="of:=MEDIAN([.$B64];[.$D64];[.$F64];[.$H64])"/>
          <table:table-cell table:formula="of:=MEDIAN([.$C64];[.$E64];[.$G64];[.$I64])"/>
          <table:table-cell table:formula="of:=MAX([.$B64];[.$D64];[.$F64];[.$H64])"/>
          <table:table-cell table:formula="of:=MAX([.$C64];[.$E64];[.$G64];[.$I64])"/>
        </table:table-row>
        <table:table-row>
          <table:table-cell office:value-type="string">
            <text:p>./box-s8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65];[.$D65];[.$F65];[.$H65])"/>
          <table:table-cell table:formula="of:=MIN([.$C65];[.$E65];[.$G65];[.$I65])"/>
          <table:table-cell table:formula="of:=MEDIAN([.$B65];[.$D65];[.$F65];[.$H65])"/>
          <table:table-cell table:formula="of:=MEDIAN([.$C65];[.$E65];[.$G65];[.$I65])"/>
          <table:table-cell table:formula="of:=MAX([.$B65];[.$D65];[.$F65];[.$H65])"/>
          <table:table-cell table:formula="of:=MAX([.$C65];[.$E65];[.$G65];[.$I65])"/>
        </table:table-row>
        <table:table-row>
          <table:table-cell office:value-type="string">
            <text:p>./box-s8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66];[.$D66];[.$F66];[.$H66])"/>
          <table:table-cell table:formula="of:=MIN([.$C66];[.$E66];[.$G66];[.$I66])"/>
          <table:table-cell table:formula="of:=MEDIAN([.$B66];[.$D66];[.$F66];[.$H66])"/>
          <table:table-cell table:formula="of:=MEDIAN([.$C66];[.$E66];[.$G66];[.$I66])"/>
          <table:table-cell table:formula="of:=MAX([.$B66];[.$D66];[.$F66];[.$H66])"/>
          <table:table-cell table:formula="of:=MAX([.$C66];[.$E66];[.$G66];[.$I66])"/>
        </table:table-row>
        <table:table-row>
          <table:table-cell office:value-type="string">
            <text:p>./box-s9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67];[.$D67];[.$F67];[.$H67])"/>
          <table:table-cell table:formula="of:=MIN([.$C67];[.$E67];[.$G67];[.$I67])"/>
          <table:table-cell table:formula="of:=MEDIAN([.$B67];[.$D67];[.$F67];[.$H67])"/>
          <table:table-cell table:formula="of:=MEDIAN([.$C67];[.$E67];[.$G67];[.$I67])"/>
          <table:table-cell table:formula="of:=MAX([.$B67];[.$D67];[.$F67];[.$H67])"/>
          <table:table-cell table:formula="of:=MAX([.$C67];[.$E67];[.$G67];[.$I67])"/>
        </table:table-row>
        <table:table-row>
          <table:table-cell office:value-type="string">
            <text:p>./box-s95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/>
          <table:table-cell/>
          <table:table-cell table:formula="of:=MIN([.$B68];[.$D68];[.$F68];[.$H68])"/>
          <table:table-cell table:formula="of:=MIN([.$C68];[.$E68];[.$G68];[.$I68])"/>
          <table:table-cell table:formula="of:=MEDIAN([.$B68];[.$D68];[.$F68];[.$H68])"/>
          <table:table-cell table:formula="of:=MEDIAN([.$C68];[.$E68];[.$G68];[.$I68])"/>
          <table:table-cell table:formula="of:=MAX([.$B68];[.$D68];[.$F68];[.$H68])"/>
          <table:table-cell table:formula="of:=MAX([.$C68];[.$E68];[.$G68];[.$I68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68])"/>
          <table:table-cell table:formula="of:=SUM([.$C3:.$C68])"/>
          <table:table-cell table:formula="of:=SUM([.$D3:.$D68])" table:style-name="cellWorst"/>
          <table:table-cell table:formula="of:=SUM([.$E3:.$E68])" table:style-name="cellWorst"/>
          <table:table-cell table:formula="of:=SUM([.$F3:.$F68])"/>
          <table:table-cell table:formula="of:=SUM([.$G3:.$G68])"/>
          <table:table-cell table:formula="of:=SUM([.$H3:.$H68])" table:style-name="cellBest"/>
          <table:table-cell table:formula="of:=SUM([.$I3:.$I68])" table:style-name="cellBest"/>
          <table:table-cell table:formula="of:=SUM([.$J3:.$J68])"/>
          <table:table-cell table:formula="of:=SUM([.$K3:.$K68])"/>
          <table:table-cell table:formula="of:=SUM([.$L3:.$L68])"/>
          <table:table-cell table:formula="of:=SUM([.$M3:.$M68])"/>
          <table:table-cell table:formula="of:=SUM([.$N3:.$N68])"/>
          <table:table-cell table:formula="of:=SUM([.$O3:.$O68])"/>
        </table:table-row>
        <table:table-row>
          <table:table-cell office:value-type="string">
            <text:p>AVG</text:p>
          </table:table-cell>
          <table:table-cell table:formula="of:=AVERAGE([.$B3:.$B68])"/>
          <table:table-cell table:formula="of:=AVERAGE([.$C3:.$C68])"/>
          <table:table-cell table:formula="of:=AVERAGE([.$D3:.$D68])"/>
          <table:table-cell table:formula="of:=AVERAGE([.$E3:.$E68])" table:style-name="cellWorst"/>
          <table:table-cell table:formula="of:=AVERAGE([.$F3:.$F68])"/>
          <table:table-cell table:formula="of:=AVERAGE([.$G3:.$G68])"/>
          <table:table-cell table:formula="of:=AVERAGE([.$H3:.$H68])" table:style-name="cellBest"/>
          <table:table-cell table:formula="of:=AVERAGE([.$I3:.$I68])" table:style-name="cellBest"/>
          <table:table-cell table:formula="of:=AVERAGE([.$J3:.$J68])"/>
          <table:table-cell table:formula="of:=AVERAGE([.$K3:.$K68])"/>
          <table:table-cell table:formula="of:=AVERAGE([.$L3:.$L68])"/>
          <table:table-cell table:formula="of:=AVERAGE([.$M3:.$M68])"/>
          <table:table-cell table:formula="of:=AVERAGE([.$N3:.$N68])"/>
          <table:table-cell table:formula="of:=AVERAGE([.$O3:.$O68])"/>
        </table:table-row>
        <table:table-row>
          <table:table-cell office:value-type="string">
            <text:p>DEV</text:p>
          </table:table-cell>
          <table:table-cell table:formula="of:=STDEV([.$B3:.$B68])"/>
          <table:table-cell table:formula="of:=STDEV([.$C3:.$C68])"/>
          <table:table-cell table:formula="of:=STDEV([.$D3:.$D68])"/>
          <table:table-cell table:formula="of:=STDEV([.$E3:.$E68])" table:style-name="cellBest"/>
          <table:table-cell table:formula="of:=STDEV([.$F3:.$F68])"/>
          <table:table-cell table:formula="of:=STDEV([.$G3:.$G68])"/>
          <table:table-cell table:formula="of:=STDEV([.$H3:.$H68])"/>
          <table:table-cell table:formula="of:=STDEV([.$I3:.$I68])" table:style-name="cellWorst"/>
          <table:table-cell table:formula="of:=STDEV([.$J3:.$J68])"/>
          <table:table-cell table:formula="of:=STDEV([.$K3:.$K68])"/>
          <table:table-cell table:formula="of:=STDEV([.$L3:.$L68])"/>
          <table:table-cell table:formula="of:=STDEV([.$M3:.$M68])"/>
          <table:table-cell table:formula="of:=STDEV([.$N3:.$N68])"/>
          <table:table-cell table:formula="of:=STDEV([.$O3:.$O68])"/>
        </table:table-row>
        <table:table-row>
          <table:table-cell office:value-type="string">
            <text:p>DST</text:p>
          </table:table-cell>
          <table:table-cell table:formula="of:=SUMPRODUCT(--([.$B3:.$B68]-[.$J3:.$J68])^2)^0.5"/>
          <table:table-cell table:formula="of:=SUMPRODUCT(--([.$C3:.$C68]-[.$K3:.$K68])^2)^0.5"/>
          <table:table-cell table:formula="of:=SUMPRODUCT(--([.$D3:.$D68]-[.$J3:.$J68])^2)^0.5" table:style-name="cellWorst"/>
          <table:table-cell table:formula="of:=SUMPRODUCT(--([.$E3:.$E68]-[.$K3:.$K68])^2)^0.5" table:style-name="cellWorst"/>
          <table:table-cell table:formula="of:=SUMPRODUCT(--([.$F3:.$F68]-[.$J3:.$J68])^2)^0.5"/>
          <table:table-cell table:formula="of:=SUMPRODUCT(--([.$G3:.$G68]-[.$K3:.$K68])^2)^0.5"/>
          <table:table-cell table:formula="of:=SUMPRODUCT(--([.$H3:.$H68]-[.$J3:.$J68])^2)^0.5" table:style-name="cellBest"/>
          <table:table-cell table:formula="of:=SUMPRODUCT(--([.$I3:.$I68]-[.$K3:.$K68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68]=[.$J3:.$J68]))" table:style-name="cellBest"/>
          <table:table-cell table:formula="of:=SUMPRODUCT(--([.$C3:.$C68]=[.$K3:.$K68]))" table:style-name="cellBest"/>
          <table:table-cell table:formula="of:=SUMPRODUCT(--([.$D3:.$D68]=[.$J3:.$J68]))"/>
          <table:table-cell table:formula="of:=SUMPRODUCT(--([.$E3:.$E68]=[.$K3:.$K68]))"/>
          <table:table-cell table:formula="of:=SUMPRODUCT(--([.$F3:.$F68]=[.$J3:.$J68]))"/>
          <table:table-cell table:formula="of:=SUMPRODUCT(--([.$G3:.$G68]=[.$K3:.$K68]))" table:style-name="cellBest"/>
          <table:table-cell table:formula="of:=SUMPRODUCT(--([.$H3:.$H68]=[.$J3:.$J68]))" table:style-name="cellWorst"/>
          <table:table-cell table:formula="of:=SUMPRODUCT(--([.$I3:.$I68]=[.$K3:.$K68]))" table:style-name="cellWor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68]&lt;[.$L3:.$L68]))" table:style-name="cellBest"/>
          <table:table-cell table:formula="of:=SUMPRODUCT(--([.$C3:.$C68]&lt;[.$M3:.$M68]))"/>
          <table:table-cell table:formula="of:=SUMPRODUCT(--([.$D3:.$D68]&lt;[.$L3:.$L68]))" table:style-name="cellWorst"/>
          <table:table-cell table:formula="of:=SUMPRODUCT(--([.$E3:.$E68]&lt;[.$M3:.$M68]))" table:style-name="cellWorst"/>
          <table:table-cell table:formula="of:=SUMPRODUCT(--([.$F3:.$F68]&lt;[.$L3:.$L68]))"/>
          <table:table-cell table:formula="of:=SUMPRODUCT(--([.$G3:.$G68]&lt;[.$M3:.$M68]))"/>
          <table:table-cell table:formula="of:=SUMPRODUCT(--([.$H3:.$H68]&lt;[.$L3:.$L68]))"/>
          <table:table-cell table:formula="of:=SUMPRODUCT(--([.$I3:.$I68]&lt;[.$M3:.$M68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68]&gt;[.$L3:.$L68]))" table:style-name="cellBest"/>
          <table:table-cell table:formula="of:=SUMPRODUCT(--([.$C3:.$C68]&gt;[.$M3:.$M68]))" table:style-name="cellBest"/>
          <table:table-cell table:formula="of:=SUMPRODUCT(--([.$D3:.$D68]&gt;[.$L3:.$L68]))" table:style-name="cellWorst"/>
          <table:table-cell table:formula="of:=SUMPRODUCT(--([.$E3:.$E68]&gt;[.$M3:.$M68]))" table:style-name="cellWorst"/>
          <table:table-cell table:formula="of:=SUMPRODUCT(--([.$F3:.$F68]&gt;[.$L3:.$L68]))"/>
          <table:table-cell table:formula="of:=SUMPRODUCT(--([.$G3:.$G68]&gt;[.$M3:.$M68]))" table:style-name="cellBest"/>
          <table:table-cell table:formula="of:=SUMPRODUCT(--([.$H3:.$H68]&gt;[.$L3:.$L68]))"/>
          <table:table-cell table:formula="of:=SUMPRODUCT(--([.$I3:.$I68]&gt;[.$M3:.$M68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68]=[.$N3:.$N68]))"/>
          <table:table-cell table:formula="of:=SUMPRODUCT(--([.$C3:.$C68]=[.$O3:.$O68]))"/>
          <table:table-cell table:formula="of:=SUMPRODUCT(--([.$D3:.$D68]=[.$N3:.$N68]))" table:style-name="cellWorst"/>
          <table:table-cell table:formula="of:=SUMPRODUCT(--([.$E3:.$E68]=[.$O3:.$O68]))" table:style-name="cellWorst"/>
          <table:table-cell table:formula="of:=SUMPRODUCT(--([.$F3:.$F68]=[.$N3:.$N68]))"/>
          <table:table-cell table:formula="of:=SUMPRODUCT(--([.$G3:.$G68]=[.$O3:.$O68]))"/>
          <table:table-cell table:formula="of:=SUMPRODUCT(--([.$H3:.$H68]=[.$N3:.$N68]))" table:style-name="cellBest"/>
          <table:table-cell table:formula="of:=SUMPRODUCT(--([.$I3:.$I68]=[.$O3:.$O68]))" table:style-name="cellBest"/>
          <table:table-cell/>
          <table:table-cell/>
          <table:table-cell/>
          <table:table-cell/>
          <table:table-cell/>
          <table:table-cell/>
        </table:table-row>
      </table:table>
      <table:table table:name="Class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</text:p>
          </table:table-cell>
          <table:table-cell table:formula="of:=AVERAGE([Instances.B3:Instances.B47])"/>
          <table:table-cell table:formula="of:=SUM([Instances.C3:Instances.C47])"/>
          <table:table-cell table:formula="of:=AVERAGE([Instances.D3:Instances.D47])"/>
          <table:table-cell table:formula="of:=SUM([Instances.E3:Instances.E47])" table:style-name="cellWorst"/>
          <table:table-cell table:formula="of:=AVERAGE([Instances.F3:Instances.F47])"/>
          <table:table-cell table:formula="of:=SUM([Instances.G3:Instances.G47])"/>
          <table:table-cell table:formula="of:=AVERAGE([Instances.H3:Instances.H47])" table:style-name="cellBest"/>
          <table:table-cell table:formula="of:=SUM([Instances.I3:Instances.I47])" table:style-name="cellBest"/>
          <table:table-cell table:formula="of:=MIN([.$B3];[.$D3];[.$F3];[.$H3])"/>
          <table:table-cell table:formula="of:=MIN([.$C3];[.$E3];[.$G3];[.$I3])"/>
          <table:table-cell table:formula="of:=MEDIAN([.$B3];[.$D3];[.$F3];[.$H3])"/>
          <table:table-cell table:formula="of:=MEDIAN([.$C3];[.$E3];[.$G3];[.$I3])"/>
          <table:table-cell table:formula="of:=MAX([.$B3];[.$D3];[.$F3];[.$H3])"/>
          <table:table-cell table:formula="of:=MAX([.$C3];[.$E3];[.$G3];[.$I3])"/>
        </table:table-row>
        <table:table-row>
          <table:table-cell office:value-type="string">
            <text:p>.</text:p>
          </table:table-cell>
          <table:table-cell table:formula="of:=AVERAGE([Instances.B48:Instances.B68])" table:style-name="cellBest"/>
          <table:table-cell table:formula="of:=SUM([Instances.C48:Instances.C68])"/>
          <table:table-cell table:formula="of:=AVERAGE([Instances.D48:Instances.D68])" table:style-name="cellWorst"/>
          <table:table-cell table:formula="of:=SUM([Instances.E48:Instances.E68])" table:style-name="cellWorst"/>
          <table:table-cell table:formula="of:=AVERAGE([Instances.F48:Instances.F68])"/>
          <table:table-cell table:formula="of:=SUM([Instances.G48:Instances.G68])"/>
          <table:table-cell/>
          <table:table-cell/>
          <table:table-cell table:formula="of:=MIN([.$B4];[.$D4];[.$F4];[.$H4])"/>
          <table:table-cell table:formula="of:=MIN([.$C4];[.$E4];[.$G4];[.$I4])"/>
          <table:table-cell table:formula="of:=MEDIAN([.$B4];[.$D4];[.$F4];[.$H4])"/>
          <table:table-cell table:formula="of:=MEDIAN([.$C4];[.$E4];[.$G4];[.$I4])"/>
          <table:table-cell table:formula="of:=MAX([.$B4];[.$D4];[.$F4];[.$H4])"/>
          <table:table-cell table:formula="of:=MAX([.$C4];[.$E4];[.$G4];[.$I4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4])"/>
          <table:table-cell table:formula="of:=SUM([.$C3:.$C4])"/>
          <table:table-cell table:formula="of:=SUM([.$D3:.$D4])" table:style-name="cellWorst"/>
          <table:table-cell table:formula="of:=SUM([.$E3:.$E4])" table:style-name="cellWorst"/>
          <table:table-cell table:formula="of:=SUM([.$F3:.$F4])"/>
          <table:table-cell table:formula="of:=SUM([.$G3:.$G4])"/>
          <table:table-cell table:formula="of:=SUM([.$H3:.$H4])" table:style-name="cellBest"/>
          <table:table-cell table:formula="of:=SUM([.$I3:.$I4])" table:style-name="cellBest"/>
          <table:table-cell table:formula="of:=SUM([.$J3:.$J4])"/>
          <table:table-cell table:formula="of:=SUM([.$K3:.$K4])"/>
          <table:table-cell table:formula="of:=SUM([.$L3:.$L4])"/>
          <table:table-cell table:formula="of:=SUM([.$M3:.$M4])"/>
          <table:table-cell table:formula="of:=SUM([.$N3:.$N4])"/>
          <table:table-cell table:formula="of:=SUM([.$O3:.$O4])"/>
        </table:table-row>
        <table:table-row>
          <table:table-cell office:value-type="string">
            <text:p>AVG</text:p>
          </table:table-cell>
          <table:table-cell table:formula="of:=AVERAGE([.$B3:.$B4])"/>
          <table:table-cell table:formula="of:=AVERAGE([.$C3:.$C4])"/>
          <table:table-cell table:formula="of:=AVERAGE([.$D3:.$D4])" table:style-name="cellWorst"/>
          <table:table-cell table:formula="of:=AVERAGE([.$E3:.$E4])" table:style-name="cellWorst"/>
          <table:table-cell table:formula="of:=AVERAGE([.$F3:.$F4])"/>
          <table:table-cell table:formula="of:=AVERAGE([.$G3:.$G4])"/>
          <table:table-cell table:formula="of:=AVERAGE([.$H3:.$H4])" table:style-name="cellBest"/>
          <table:table-cell table:formula="of:=AVERAGE([.$I3:.$I4])" table:style-name="cellBest"/>
          <table:table-cell table:formula="of:=AVERAGE([.$J3:.$J4])"/>
          <table:table-cell table:formula="of:=AVERAGE([.$K3:.$K4])"/>
          <table:table-cell table:formula="of:=AVERAGE([.$L3:.$L4])"/>
          <table:table-cell table:formula="of:=AVERAGE([.$M3:.$M4])"/>
          <table:table-cell table:formula="of:=AVERAGE([.$N3:.$N4])"/>
          <table:table-cell table:formula="of:=AVERAGE([.$O3:.$O4])"/>
        </table:table-row>
        <table:table-row>
          <table:table-cell office:value-type="string">
            <text:p>DEV</text:p>
          </table:table-cell>
          <table:table-cell table:formula="of:=STDEV([.$B3:.$B4])"/>
          <table:table-cell table:formula="of:=STDEV([.$C3:.$C4])"/>
          <table:table-cell table:formula="of:=STDEV([.$D3:.$D4])"/>
          <table:table-cell table:formula="of:=STDEV([.$E3:.$E4])" table:style-name="cellBest"/>
          <table:table-cell table:formula="of:=STDEV([.$F3:.$F4])"/>
          <table:table-cell table:formula="of:=STDEV([.$G3:.$G4])"/>
          <table:table-cell table:formula="of:=STDEV([.$H3:.$H4])"/>
          <table:table-cell table:formula="of:=STDEV([.$I3:.$I4])"/>
          <table:table-cell table:formula="of:=STDEV([.$J3:.$J4])"/>
          <table:table-cell table:formula="of:=STDEV([.$K3:.$K4])"/>
          <table:table-cell table:formula="of:=STDEV([.$L3:.$L4])"/>
          <table:table-cell table:formula="of:=STDEV([.$M3:.$M4])"/>
          <table:table-cell table:formula="of:=STDEV([.$N3:.$N4])"/>
          <table:table-cell table:formula="of:=STDEV([.$O3:.$O4])"/>
        </table:table-row>
        <table:table-row>
          <table:table-cell office:value-type="string">
            <text:p>DST</text:p>
          </table:table-cell>
          <table:table-cell table:formula="of:=SUMPRODUCT(--([.$B3:.$B4]-[.$J3:.$J4])^2)^0.5"/>
          <table:table-cell table:formula="of:=SUMPRODUCT(--([.$C3:.$C4]-[.$K3:.$K4])^2)^0.5"/>
          <table:table-cell table:formula="of:=SUMPRODUCT(--([.$D3:.$D4]-[.$J3:.$J4])^2)^0.5" table:style-name="cellWorst"/>
          <table:table-cell table:formula="of:=SUMPRODUCT(--([.$E3:.$E4]-[.$K3:.$K4])^2)^0.5" table:style-name="cellWorst"/>
          <table:table-cell table:formula="of:=SUMPRODUCT(--([.$F3:.$F4]-[.$J3:.$J4])^2)^0.5"/>
          <table:table-cell table:formula="of:=SUMPRODUCT(--([.$G3:.$G4]-[.$K3:.$K4])^2)^0.5"/>
          <table:table-cell table:formula="of:=SUMPRODUCT(--([.$H3:.$H4]-[.$J3:.$J4])^2)^0.5" table:style-name="cellBest"/>
          <table:table-cell table:formula="of:=SUMPRODUCT(--([.$I3:.$I4]-[.$K3:.$K4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4]=[.$J3:.$J4]))"/>
          <table:table-cell table:formula="of:=SUMPRODUCT(--([.$C3:.$C4]=[.$K3:.$K4]))"/>
          <table:table-cell table:formula="of:=SUMPRODUCT(--([.$D3:.$D4]=[.$J3:.$J4]))"/>
          <table:table-cell table:formula="of:=SUMPRODUCT(--([.$E3:.$E4]=[.$K3:.$K4]))" table:style-name="cellWorst"/>
          <table:table-cell table:formula="of:=SUMPRODUCT(--([.$F3:.$F4]=[.$J3:.$J4]))"/>
          <table:table-cell table:formula="of:=SUMPRODUCT(--([.$G3:.$G4]=[.$K3:.$K4]))"/>
          <table:table-cell table:formula="of:=SUMPRODUCT(--([.$H3:.$H4]=[.$J3:.$J4]))"/>
          <table:table-cell table:formula="of:=SUMPRODUCT(--([.$I3:.$I4]=[.$K3:.$K4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4]&lt;[.$L3:.$L4]))"/>
          <table:table-cell table:formula="of:=SUMPRODUCT(--([.$C3:.$C4]&lt;[.$M3:.$M4]))"/>
          <table:table-cell table:formula="of:=SUMPRODUCT(--([.$D3:.$D4]&lt;[.$L3:.$L4]))"/>
          <table:table-cell table:formula="of:=SUMPRODUCT(--([.$E3:.$E4]&lt;[.$M3:.$M4]))"/>
          <table:table-cell table:formula="of:=SUMPRODUCT(--([.$F3:.$F4]&lt;[.$L3:.$L4]))"/>
          <table:table-cell table:formula="of:=SUMPRODUCT(--([.$G3:.$G4]&lt;[.$M3:.$M4]))"/>
          <table:table-cell table:formula="of:=SUMPRODUCT(--([.$H3:.$H4]&lt;[.$L3:.$L4]))"/>
          <table:table-cell table:formula="of:=SUMPRODUCT(--([.$I3:.$I4]&lt;[.$M3:.$M4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4]&gt;[.$L3:.$L4]))"/>
          <table:table-cell table:formula="of:=SUMPRODUCT(--([.$C3:.$C4]&gt;[.$M3:.$M4]))"/>
          <table:table-cell table:formula="of:=SUMPRODUCT(--([.$D3:.$D4]&gt;[.$L3:.$L4]))"/>
          <table:table-cell table:formula="of:=SUMPRODUCT(--([.$E3:.$E4]&gt;[.$M3:.$M4]))" table:style-name="cellWorst"/>
          <table:table-cell table:formula="of:=SUMPRODUCT(--([.$F3:.$F4]&gt;[.$L3:.$L4]))"/>
          <table:table-cell table:formula="of:=SUMPRODUCT(--([.$G3:.$G4]&gt;[.$M3:.$M4]))"/>
          <table:table-cell table:formula="of:=SUMPRODUCT(--([.$H3:.$H4]&gt;[.$L3:.$L4]))"/>
          <table:table-cell table:formula="of:=SUMPRODUCT(--([.$I3:.$I4]&gt;[.$M3:.$M4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4]=[.$N3:.$N4]))"/>
          <table:table-cell table:formula="of:=SUMPRODUCT(--([.$C3:.$C4]=[.$O3:.$O4]))"/>
          <table:table-cell table:formula="of:=SUMPRODUCT(--([.$D3:.$D4]=[.$N3:.$N4]))"/>
          <table:table-cell table:formula="of:=SUMPRODUCT(--([.$E3:.$E4]=[.$O3:.$O4]))" table:style-name="cellWorst"/>
          <table:table-cell table:formula="of:=SUMPRODUCT(--([.$F3:.$F4]=[.$N3:.$N4]))"/>
          <table:table-cell table:formula="of:=SUMPRODUCT(--([.$G3:.$G4]=[.$O3:.$O4]))"/>
          <table:table-cell table:formula="of:=SUMPRODUCT(--([.$H3:.$H4]=[.$N3:.$N4]))"/>
          <table:table-cell table:formula="of:=SUMPRODUCT(--([.$I3:.$I4]=[.$O3:.$O4]))"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